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1AA1FC807B07A65B84C.png" manifest:media-type="image/png"/>
  <manifest:file-entry manifest:full-path="Pictures/100000010000034A000001B1A52EBE8B0FD49A39.png" manifest:media-type="image/png"/>
  <manifest:file-entry manifest:full-path="Pictures/10000001000001EF00000239D21D028AF8A1B103.png" manifest:media-type="image/png"/>
  <manifest:file-entry manifest:full-path="Pictures/1000000100000355000001BA5F2F29B9C16D098A.png" manifest:media-type="image/png"/>
  <manifest:file-entry manifest:full-path="Pictures/10000001000001CD000001A45881352882A6B601.png" manifest:media-type="image/png"/>
  <manifest:file-entry manifest:full-path="Pictures/1000000100000279000001AA31F8F6E0C0249AB7.png" manifest:media-type="image/png"/>
  <manifest:file-entry manifest:full-path="Pictures/1000000100000240000001EBE0A50414BB83C1DF.png" manifest:media-type="image/png"/>
  <manifest:file-entry manifest:full-path="Pictures/10000001000001D700000142BC0B0C0362C02AC0.png" manifest:media-type="image/png"/>
  <manifest:file-entry manifest:full-path="Pictures/100000010000022000000160FE7AFA7AF7E22E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5" draw:name="Imagen1" text:anchor-type="char" svg:width="6.9252in" svg:height="3.561in" draw:z-index="0"><draw:image xlink:href="Pictures/100000010000034A000001B1A52EBE8B0FD49A39.png" xlink:type="simple" xlink:show="embed" xlink:actuate="onLoad" draw:mime-type="image/png"/></draw:frame><text:s/></text:p>
      <text:p text:style-name="Preformatted_20_Text"/>
      <text:p text:style-name="Preformatted_20_Text"><draw:frame draw:style-name="fr5" draw:name="Imagen2" text:anchor-type="char" svg:width="6.9252in" svg:height="3.5882in" draw:z-index="1"><draw:image xlink:href="Pictures/1000000100000355000001BA5F2F29B9C16D098A.png" xlink:type="simple" xlink:show="embed" xlink:actuate="onLoad" draw:mime-type="image/png"/></draw:frame><text:s text:c="2"/></text:p>
      <text:p text:style-name="Preformatted_20_Text"/>
      <text:p text:style-name="Preformatted_20_Text"><draw:frame draw:style-name="fr4" draw:name="Imagen3" text:anchor-type="char" svg:width="6.9252in" svg:height="3.5492in" draw:z-index="2"><draw:image xlink:href="Pictures/100000010000033F000001AA1FC807B07A65B84C.png" xlink:type="simple" xlink:show="embed" xlink:actuate="onLoad" draw:mime-type="image/png"/></draw:frame><text:soft-page-break/><text:s/></text:p>
      <text:p text:style-name="Preformatted_20_Text"/>
      <text:p text:style-name="Preformatted_20_Text"><draw:frame draw:style-name="fr1" draw:name="Imagen4" text:anchor-type="char" svg:width="6.5945in" svg:height="4.4374in" draw:z-index="3"><draw:image xlink:href="Pictures/1000000100000279000001AA31F8F6E0C0249AB7.png" xlink:type="simple" xlink:show="embed" xlink:actuate="onLoad" draw:mime-type="image/png"/></draw:frame><text:s/></text:p>
      <text:p text:style-name="Preformatted_20_Text"/>
      <text:p text:style-name="Preformatted_20_Text"/>
      <text:p text:style-name="P1"/>
      <text:p text:style-name="Preformatted_20_Text"/>
      <text:p text:style-name="Preformatted_20_Text"/>
      <text:p text:style-name="Preformatted_20_Text"><draw:frame draw:style-name="fr3" draw:name="Imagen5" text:anchor-type="char" svg:width="6.072in" svg:height="8.411in" draw:z-index="4"><draw:image xlink:href="Pictures/10000001000001EF00000239D21D028AF8A1B103.png" xlink:type="simple" xlink:show="embed" xlink:actuate="onLoad" draw:mime-type="image/png"/></draw:frame><text:s/></text:p>
      <text:p text:style-name="P1"/>
      <text:p text:style-name="Preformatted_20_Text"><draw:frame draw:style-name="fr1" draw:name="Imagen6" text:anchor-type="char" svg:width="6.0008in" svg:height="3.961in" draw:z-index="5"><draw:image xlink:href="Pictures/1000000100000240000001EBE0A50414BB83C1DF.png" xlink:type="simple" xlink:show="embed" xlink:actuate="onLoad" draw:mime-type="image/png"/></draw:frame><text:s/></text:p>
      <text:p text:style-name="Preformatted_20_Text"><text:s/></text:p>
      <text:p text:style-name="Preformatted_20_Text"/>
      <text:p text:style-name="Preformatted_20_Text"><draw:frame draw:style-name="fr2" draw:name="Imagen7" text:anchor-type="char" svg:x="1.0618in" svg:y="0.0055in" svg:width="4.802in" svg:height="4.3756in" draw:z-index="6"><draw:image xlink:href="Pictures/10000001000001CD000001A45881352882A6B601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<draw:frame draw:style-name="fr1" draw:name="Imagen8" text:anchor-type="char" svg:width="4.9071in" svg:height="3.3543in" draw:z-index="7"><draw:image xlink:href="Pictures/10000001000001D700000142BC0B0C0362C02AC0.png" xlink:type="simple" xlink:show="embed" xlink:actuate="onLoad" draw:mime-type="image/png"/></draw:frame><text:s text:c="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n9" text:anchor-type="char" svg:width="5.6673in" svg:height="3.6665in" draw:z-index="8"><draw:image xlink:href="Pictures/100000010000022000000160FE7AFA7AF7E22EDC.png" xlink:type="simple" xlink:show="embed" xlink:actuate="onLoad" draw:mime-type="image/png"/></draw:frame><text:s/></text:p>
      <text:p text:style-name="Preformatted_20_Text"/>
      <text:p text:style-name="Preformatted_20_Text"/>
      <text:p text:style-name="Preformatted_20_Text"/>
      <text:p text:style-name="P1"/>
      <text:p text:style-name="Preformatted_20_Text"/>
      <text:p text:style-name="Preformatted_20_Text"/>
      <text:p text:style-name="P1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6T10:55:22.761000000</dc:date>
    <meta:editing-duration>PT9M5S</meta:editing-duration>
    <meta:editing-cycles>5</meta:editing-cycles>
    <meta:generator>LibreOffice/7.3.1.3$Windows_X86_64 LibreOffice_project/a69ca51ded25f3eefd52d7bf9a5fad8c90b87951</meta:generator>
    <meta:document-statistic meta:table-count="0" meta:image-count="9" meta:object-count="0" meta:page-count="7" meta:paragraph-count="9" meta:word-count="0" meta:character-count="11" meta:non-whitespace-character-count="0"/>
  </office:meta>
</office:document-meta>
</file>